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rsid="0012444d" officeooo:paragraph-rsid="0012444d"/>
    </style:style>
    <style:style style:name="P2" style:family="paragraph" style:parent-style-name="Text_20_body">
      <style:paragraph-properties fo:text-align="center" style:justify-single-word="false"/>
      <style:text-properties officeooo:rsid="0014415a" officeooo:paragraph-rsid="002868ff"/>
    </style:style>
    <style:style style:name="P3" style:family="paragraph" style:parent-style-name="Text_20_body">
      <style:paragraph-properties fo:text-align="center" style:justify-single-word="false"/>
      <style:text-properties style:font-name="Verdana" fo:font-size="32pt" fo:font-weight="bold" officeooo:rsid="001d8cf7" officeooo:paragraph-rsid="001d8cf7" style:font-size-asian="32pt" style:font-weight-asian="bold" style:font-size-complex="32pt" style:font-weight-complex="bold"/>
    </style:style>
    <style:style style:name="P4" style:family="paragraph" style:parent-style-name="Text_20_body">
      <style:paragraph-properties fo:text-align="end" style:justify-single-word="false"/>
      <style:text-properties style:font-name="Verdana" fo:font-size="32pt" fo:font-weight="normal" officeooo:rsid="001cdbd9" officeooo:paragraph-rsid="0012444d" style:font-size-asian="32pt" style:font-weight-asian="normal" style:font-size-complex="32pt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font-size="14pt" officeooo:rsid="002868ff" officeooo:paragraph-rsid="002a4686" style:font-size-asian="14pt" style:font-size-complex="14pt"/>
    </style:style>
    <style:style style:name="P6" style:family="paragraph" style:parent-style-name="Text_20_body">
      <style:paragraph-properties fo:text-align="center" style:justify-single-word="false"/>
      <style:text-properties fo:font-size="14pt" officeooo:rsid="0028d37f" officeooo:paragraph-rsid="002a4686" style:font-size-asian="14pt" style:font-size-complex="14pt"/>
    </style:style>
    <style:style style:name="P7" style:family="paragraph" style:parent-style-name="Text_20_body">
      <style:paragraph-properties fo:text-align="center" style:justify-single-word="false"/>
      <style:text-properties fo:font-size="12pt" officeooo:rsid="0028d37f" officeooo:paragraph-rsid="002a4686" style:font-size-asian="12pt" style:font-size-complex="12pt"/>
    </style:style>
    <style:style style:name="P8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paragraph-rsid="001cdbd9"/>
    </style:style>
    <style:style style:name="P9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paragraph-rsid="0012444d"/>
    </style:style>
    <style:style style:name="P10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paragraph-rsid="00257e3f"/>
    </style:style>
    <style:style style:name="P11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rsid="001cdbd9" officeooo:paragraph-rsid="00257e3f"/>
    </style:style>
    <style:style style:name="P12" style:family="paragraph" style:parent-style-name="Heading_20_1">
      <style:paragraph-properties fo:text-align="center" style:justify-single-word="false"/>
      <style:text-properties style:font-name="Verdana" fo:font-size="32pt" fo:font-weight="bold" officeooo:paragraph-rsid="0012444d" style:font-size-asian="32pt" style:font-weight-asian="bold" style:font-size-complex="32pt" style:font-weight-complex="bold"/>
    </style:style>
    <style:style style:name="P13" style:family="paragraph" style:parent-style-name="Text_20_body">
      <style:paragraph-properties fo:text-align="center" style:justify-single-word="false"/>
      <style:text-properties officeooo:rsid="0012444d" officeooo:paragraph-rsid="0012444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2444d" style:font-size-asian="14pt" style:font-size-complex="14pt"/>
    </style:style>
    <style:style style:name="T3" style:family="text">
      <style:text-properties fo:font-size="10pt" style:font-size-asian="8.75pt" style:font-size-complex="10pt"/>
    </style:style>
    <style:style style:name="T4" style:family="text">
      <style:text-properties officeooo:rsid="001d8cf7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officeooo:rsid="001cdbd9" style:font-size-asian="18pt" style:font-size-complex="18pt"/>
    </style:style>
    <style:style style:name="T7" style:family="text">
      <style:text-properties officeooo:rsid="002d3d8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3">Slavko Zagorac</text:p>
      <text:p text:style-name="P1"/>
      <text:p text:style-name="P4"/>
      <text:h text:style-name="P12" text:outline-level="1">Vexill<text:span text:style-name="T4">a</text:span></text:h>
      <text:p text:style-name="P3"/>
      <text:p text:style-name="P9"><text:span text:style-name="T2">f</text:span><text:span text:style-name="T1">or</text:span></text:p>
      <text:p text:style-name="P10"><text:span text:style-name="T1"><text:line-break/></text:span><text:span text:style-name="T6">Bass </text:span><text:span text:style-name="T5">Clarinet</text:span></text:p>
      <text:p text:style-name="P11">Violin</text:p>
      <text:p text:style-name="P8">Violoncello<text:span text:style-name="T3"><text:line-break/></text:span></text:p>
      <text:p text:style-name="Text_20_body"/>
      <text:p text:style-name="P5">Clarinet Part</text:p>
      <text:p text:style-name="P6"/>
      <text:p text:style-name="P6">For Information only.</text:p>
      <text:p text:style-name="P7">The score will be visualised on computer screens during <text:span text:style-name="T7">a</text:span> performance</text:p>
      <text:p text:style-name="Text_20_body"/>
      <text:p text:style-name="Text_20_body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17:05:06.873236000</meta:creation-date>
    <dc:date>2018-09-25T09:31:19.305140358</dc:date>
    <meta:editing-duration>PT3H51M38S</meta:editing-duration>
    <meta:editing-cycles>20</meta:editing-cycles>
    <meta:generator>LibreOffice/5.3.7.2$MacOSX_X86_64 LibreOffice_project/6b8ed514a9f8b44d37a1b96673cbbdd077e24059</meta:generator>
    <dc:creator>Slavko Zagorac</dc:creator>
    <meta:document-statistic meta:table-count="0" meta:image-count="0" meta:object-count="0" meta:page-count="1" meta:paragraph-count="9" meta:word-count="24" meta:character-count="159" meta:non-whitespace-character-count="142"/>
  </office:meta>
</office:document-meta>
</file>